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ahoma1" svg:font-family="Tahoma" style:font-adornments="Bold" style:font-family-generic="swiss"/>
    <style:font-face style:name="Tahoma3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5" svg:font-family="Tahoma" style:font-adornments="Cursiva" style:font-family-generic="swiss" style:font-pitch="variable"/>
    <style:font-face style:name="Tahoma2" svg:font-family="Tahoma" style:font-adornments="Negreta" style:font-family-generic="swiss" style:font-pitch="variable"/>
    <style:font-face style:name="Tahoma4" svg:font-family="Tahom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isión</text:h>
      <text:h text:style-name="Heading_20_2" text:outline-level="2">Introducción</text:h>
      <text:p text:style-name="Text_20_body">Prevemos una aplicación web de mesa de ayuda (Help Desk) interactiva para brindar ayuda a usuarios del paquete OpenOffice, que soporte diferentes perfiles de usuarios según su responsabilidad que puedan interactuar simultáneamente, en vivo y de manera diferida, y que brinde información histórica útil para los administradores de la empresa.</text:p>
      <text:h text:style-name="Heading_20_2" text:outline-level="2">Personal involucrado</text:h>
      <text:h text:style-name="Heading_20_4" text:outline-level="4">Usuarios del sistema</text:h>
      <text:list xml:id="list827828247" text:style-name="L1">
        <text:list-item>
          <text:p text:style-name="P1">Usuario</text:p>
        </text:list-item>
        <text:list-item>
          <text:p text:style-name="P1">Operador</text:p>
        </text:list-item>
        <text:list-item>
          <text:p text:style-name="P1">Auditor</text:p>
        </text:list-item>
      </text:list>
      <text:h text:style-name="Heading_20_4" text:outline-level="4">Objetivos de alto nivel</text:h>
      <text:list xml:id="list1845219142" text:style-name="L2">
        <text:list-item>
          <text:p text:style-name="P2">Respuesta rápida y eficiente a las consultas de los usuarios</text:p>
        </text:list-item>
        <text:list-item>
          <text:p text:style-name="P2">Seguimiento del trabajo realizado por los operadores</text:p>
        </text:list-item>
        <text:list-item>
          <text:p text:style-name="P2">Fácil acceso a la información histórica generada por el sistema</text:p>
        </text:list-item>
        <text:list-item>
          <text:p text:style-name="P2">Control del acceso de las funciones y la información en función de usuarios</text:p>
        </text:list-item>
        <text:list-item>
          <text:p text:style-name="P2">Soporte en vivo y de manera simultanea para diferentes usuarios</text:p>
        </text:list-item>
      </text:list>
      <text:h text:style-name="Heading_20_4" text:outline-level="4">Objetivos de nivel de usuario</text:h>
      <text:list xml:id="list1878739429" text:style-name="L3">
        <text:list-item>
          <text:p text:style-name="P3"><text:span text:style-name="T1">Usuario:</text:span> realizar consultas</text:p>
        </text:list-item>
        <text:list-item>
          <text:p text:style-name="P3"><text:span text:style-name="T1">Operador:</text:span> responder consultas, buscar información histórica</text:p>
        </text:list-item>
        <text:list-item>
          <text:p text:style-name="P3"><text:span text:style-name="T1">Auditor:</text:span> controlar el trabajo de los operadores, controlar el seguimiento de las consultas</text:p>
        </text:list-item>
      </text:list>
      <text:h text:style-name="Heading_20_2" text:outline-level="2">Visión general del producto</text:h>
      <text:h text:style-name="Heading_20_4" text:outline-level="4">Perspectiva del producto</text:h>
      <text:p text:style-name="Text_20_body">(Diagrama de contexto)</text:p>
      <text:p text:style-name="Text_20_body"/>
      <text:h text:style-name="Heading_20_2" text:outline-level="2">Resumen de características del sistema</text:h>
      <text:list xml:id="list1237199728" text:style-name="L4">
        <text:list-item>
          <text:p text:style-name="P4"><text:reference-mark-start text:name="Requisito 1"/>identificación unívoca de usuarios y niveles de acceso, con posibilidad de trabajo multiusuario<text:reference-mark-end text:name="Requisito 1"/></text:p>
        </text:list-item>
        <text:list-item>
          <text:p text:style-name="P4"><text:reference-mark-start text:name="req2"/>administración de usuarios<text:reference-mark-end text:name="req2"/></text:p>
        </text:list-item>
        <text:list-item>
          <text:p text:style-name="P4"><text:reference-mark-start text:name="req3"/>recepción de consultas <text:s/>de los usuarios, con clasificación de las mismas e imágenes adjuntas (en tiempo real o diferido)<text:reference-mark-end text:name="req3"/></text:p>
        </text:list-item>
        <text:list-item>
          <text:p text:style-name="P4"><text:reference-mark-start text:name="req4"/>recepción de respuestas de los operadores (en tiempo real o diferido)<text:reference-mark-end text:name="req4"/></text:p>
        </text:list-item>
        <text:list-item>
          <text:p text:style-name="P4"><text:soft-page-break/><text:reference-mark-start text:name="req5"/>búsquedas sobre históricos de consultas<text:reference-mark-end text:name="req5"/></text:p>
        </text:list-item>
        <text:list-item>
          <text:p text:style-name="P4"><text:reference-mark-start text:name="req6"/>visualización de datos estadísticos y registros de trabajo<text:reference-mark-end text:name="req6"/></text:p>
        </text:list-item>
        <text:list-item>
          <text:p text:style-name="P4"><text:reference-mark-start text:name="req7"/>filtrado de resultados sobre listados de consultas<text:reference-mark-end text:name="req7"/></text:p>
        </text:list-item>
      </text:list>
      <text:h text:style-name="Heading_20_2" text:outline-level="2">Otros requisitos y restricciones</text:h>
      <text:list xml:id="list1970401160" text:style-name="L5">
        <text:list-header>
          <text:p text:style-name="P5">Abarca las restricciones de diseño, facilidad de uso, fiabilidad, rendimiento, soporte, empaquetado, documentación, etcétera: diríjase a la Especificación Complementaria y a los casos de uso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ahoma1" svg:font-family="Tahoma" style:font-adornments="Bold" style:font-family-generic="swiss"/>
    <style:font-face style:name="Tahoma3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5" svg:font-family="Tahoma" style:font-adornments="Cursiva" style:font-family-generic="swiss" style:font-pitch="variable"/>
    <style:font-face style:name="Tahoma2" svg:font-family="Tahoma" style:font-adornments="Negreta" style:font-family-generic="swiss" style:font-pitch="variable"/>
    <style:font-face style:name="Tahoma4" svg:font-family="Tahom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fo:color="#000000" style:font-name="Times New Roman" fo:font-size="12pt" fo:language="es" fo:country="AR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4" fo:font-size="13pt" fo:font-style="normal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3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4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4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2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5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10-06-17T21:16:21</meta:creation-date>
    <meta:editing-cycles>16</meta:editing-cycles>
    <meta:editing-duration>PT9H26M48S</meta:editing-duration>
    <dc:title>comp av</dc:title>
    <dc:date>2011-04-18T21:27:22</dc:date>
    <meta:document-statistic meta:table-count="0" meta:image-count="0" meta:object-count="0" meta:page-count="2" meta:paragraph-count="31" meta:word-count="270" meta:character-count="1779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7-13T23:04:18"/>
  </office:meta>
</office:document-meta>
</file>